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Verdana1" svg:font-family="Verdana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9cm"/>
    </style:style>
    <style:style style:name="co2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6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3.166cm" fo:break-before="auto" style:use-optimal-row-height="true"/>
    </style:style>
    <style:style style:name="ro4" style:family="table-row">
      <style:table-row-properties style:row-height="3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3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Verdana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Verdana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Verdan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  <style:text-properties style:font-name="Verdana"/>
    </style:style>
    <style:style style:name="ce5" style:family="table-cell" style:parent-style-name="Default">
      <style:table-cell-properties fo:wrap-option="wrap" style:vertical-align="middle"/>
      <style:text-properties style:font-name="Verdana"/>
    </style:style>
    <style:style style:name="ce6" style:family="table-cell" style:parent-style-name="Default">
      <style:table-cell-properties fo:wrap-option="wrap" style:vertical-align="automatic"/>
      <style:text-properties style:text-outline="false" style:text-line-through-style="none" style:text-line-through-type="none" style:font-name="Verdana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Verdana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automatic"/>
      <style:text-properties style:font-name="Verdan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Testcase name</text:p>
          </table:table-cell>
          <table:table-cell table:style-name="ce1" office:value-type="string" calcext:value-type="string">
            <text:p>Filed</text:p>
          </table:table-cell>
          <table:table-cell table:style-name="ce1" office:value-type="string" calcext:value-type="string">
            <text:p>Status code 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ST CREATE</text:p>
          </table:table-cell>
          <table:table-cell table:style-name="ce2" office:value-type="string" calcext:value-type="string">
            <text:p>Name: <text:s text:c="38"/>Job:</text:p>
          </table:table-cell>
          <table:table-cell table:style-name="ce2" office:value-type="string" calcext:value-type="string">
            <text:p>201 created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 office:value-type="string" calcext:value-type="string">
            <text:p>Name : morpheus <text:s text:c="21"/>Job: leader</text:p>
          </table:table-cell>
          <table:table-cell table:style-name="ce2" office:value-type="string" calcext:value-type="string">
            <text:p>201 created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Name : 123456 <text:s text:c="25"/>Job: 123456 <text:s text:c="2"/></text:p>
          </table:table-cell>
          <table:table-cell table:style-name="ce5" office:value-type="string" calcext:value-type="string">
            <text:p>201 created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Name : !@#$%^&amp;* <text:s text:c="18"/>Job: !@#$%^&amp;* 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Name : !@#$%^&amp;*!@#$%^&amp;1234567$%^&amp;*(asdfghjkWEFGHJM <text:s text:c="16"/>Job: !@#$%^&amp;1234567$%^&amp;*(asdfghjkWEFGHJM!@#$%^&amp;1234567$%^&amp;*(asdfghjkWEFGHJM</text:p>
          </table:table-cell>
          <table:table-cell office:value-type="string" calcext:value-type="string">
            <text:p>201 created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2" office:value-type="string" calcext:value-type="string">
            <text:p>Name : <text:s text:c="36"/>Job: leader</text:p>
          </table:table-cell>
          <table:table-cell table:style-name="Default" office:value-type="string" calcext:value-type="string">
            <text:p>201 created</text:p>
          </table:table-cell>
          <table:table-cell table:style-name="Default" office:value-type="string" calcext:value-type="string">
            <text:p>B5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ce2" office:value-type="string" calcext:value-type="string">
            <text:p>Name : morpheus <text:s text:c="21"/>Job: </text:p>
          </table:table-cell>
          <table:table-cell table:style-name="Default" office:value-type="string" calcext:value-type="string">
            <text:p>201 created</text:p>
          </table:table-cell>
          <table:table-cell table:style-name="Default" office:value-type="string" calcext:value-type="string">
            <text:p>B6</text:p>
          </table:table-cell>
          <table:table-cell table:style-name="Default" table:number-columns-repeated="1020"/>
        </table:table-row>
        <table:table-row table:style-name="ro2">
          <table:table-cell table:style-name="ce5" office:value-type="string" calcext:value-type="string">
            <text:p>POST REGISTER SUCCESS</text:p>
          </table:table-cell>
          <table:table-cell table:style-name="ce5" office:value-type="string" calcext:value-type="string">
            <text:p>Email : eve.holt@reqres.in <text:s text:c="3"/>Password : pistol</text:p>
          </table:table-cell>
          <table:table-cell office:value-type="string" calcext:value-type="string">
            <text:p>200 OK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<text:s text:c="30"/>Password : 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!@#$%^&amp;* <text:s text:c="9"/>Password : !@#$%^&amp;*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123456 <text:s text:c="29"/>Password : 123456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Email : a!@#$%^123456SDFGa!@#$%^1234a!@#$%^123456SDFGHqwsdfghnm56SDFGHqwsdfghnmHqwsdfghnm <text:s text:c="13"/>Password : a!@#$%^1234a!@#$%^1234a!@#$%^123456SDFGHqwsdfghnm56SDFGHqwsdfghnm56SDFGHqwsdfghnm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eve.holt@reqres.in <text:s text:c="3"/>Password : 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<text:s text:c="29"/>Password : pistol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OST REGISTER UNSUCCESS</text:p>
          </table:table-cell>
          <table:table-cell office:value-type="string" calcext:value-type="string">
            <text:p>Email : <text:a xlink:href="mailto:sydney@fife" xlink:type="simple">sydney@fife</text:a>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Email : 12345678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Email : @#$%^&amp;*(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6">
          <table:table-cell/>
          <table:table-cell table:style-name="ce8" office:value-type="string" calcext:value-type="string">
            <text:p>Email : %^1234a!@#$%^123456SDFGHqwsdfghnm56SDFGHqwsdfghnmHq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 LOGIN SUCCESS</text:p>
          </table:table-cell>
          <table:table-cell table:style-name="ce5" office:value-type="string" calcext:value-type="string">
            <text:p>Email : <text:a xlink:href="mailto:eve.holt@reqres.in" xlink:type="simple">eve.holt@reqres.in</text:a>    Password : cityslicka</text:p>
          </table:table-cell>
          <table:table-cell office:value-type="string" calcext:value-type="string">
            <text:p>200 OK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<text:s text:c="30"/>Password : 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!@#$%^&amp;* <text:s text:c="9"/>Password : !@#$%^&amp;*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123456 <text:s text:c="29"/>Password : 123456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Email : a!@#$%^123456SDFGa!@#$%^1234a!@#$%^123456SDFGHqwsdfghnm56SDFGHqwsdfghnmHqwsdfghnm <text:s text:c="13"/>Password : a!@#$%^1234a!@#$%^1234a!@#$%^123456SDFGHqwsdfghnm56SDFGHqwsdfghnm56SDFGHqwsdfghnm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eve.holt@reqres.in <text:s text:c="3"/>Password : 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Email : <text:s text:c="29"/>Password : cityslicka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OST LOGIN UNSUCCESS</text:p>
          </table:table-cell>
          <table:table-cell office:value-type="string" calcext:value-type="string">
            <text:p>Email : <text:a xlink:href="mailto:peter@klaven" xlink:type="simple">peter@klaven</text:a>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Email : 12345678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Email : @#$%^&amp;*(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6">
          <table:table-cell/>
          <table:table-cell table:style-name="ce8" office:value-type="string" calcext:value-type="string">
            <text:p>Email : %^1234a!@#$%^123456SDFGHqwsdfghnm56SDFGHqwsdfghnmHq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Verdana1" svg:font-family="Verdana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2:17:36.864000000</meta:creation-date>
    <dc:date>2021-10-25T13:02:37.033000000</dc:date>
    <meta:editing-duration>PT1M49S</meta:editing-duration>
    <meta:editing-cycles>1</meta:editing-cycles>
    <meta:document-statistic meta:table-count="1" meta:cell-count="73" meta:object-count="0"/>
    <meta:generator>LibreOffice/7.0.4.2$Windows_X86_64 LibreOffice_project/dcf040e67528d9187c66b2379df5ea4407429775</meta:generator>
  </office:meta>
</office:document-meta>
</file>